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language="en" fo:country="GB" fo:font-weight="bold" style:font-size-asian="10.5pt" style:font-weight-asian="bold" style:font-size-complex="12pt" style:font-weight-complex="bold"/>
    </style:style>
    <style:style style:name="P2" style:family="paragraph" style:parent-style-name="Standard">
      <style:text-properties fo:font-size="12pt" fo:language="en" fo:country="GB" fo:font-weight="normal" style:font-size-asian="10.5pt" style:font-weight-asian="normal" style:font-size-complex="12pt" style:font-weight-complex="normal"/>
    </style:style>
    <style:style style:name="P3" style:family="paragraph" style:parent-style-name="Standard">
      <style:text-properties fo:font-size="12pt" fo:language="en" fo:country="GB" fo:font-style="italic" style:text-underline-style="none" fo:font-weight="bold" style:font-size-asian="10.5pt" style:font-style-asian="italic" style:font-weight-asian="bold" style:font-size-complex="12pt" style:font-style-complex="italic" style:font-weight-complex="bold"/>
    </style:style>
    <style:style style:name="P4" style:family="paragraph" style:parent-style-name="Standard">
      <style:text-properties fo:font-size="12pt" fo:language="en" fo:country="GB" fo:font-style="italic" fo:font-weight="bold" style:font-size-asian="10.5pt" style:font-style-asian="italic" style:font-weight-asian="bold" style:font-size-complex="12pt" style:font-style-complex="italic" style:font-weight-complex="bold"/>
    </style:style>
    <style:style style:name="P5"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fo:language="en" fo:country="GB" style:text-underline-style="none" fo:font-weight="bold" style:font-size-asian="24pt" style:font-weight-asian="bold" style:font-size-complex="24pt" style:font-weight-complex="bold"/>
    </style:style>
    <style:style style:name="P7" style:family="paragraph" style:parent-style-name="Standard">
      <style:paragraph-properties fo:margin-left="0.5in" fo:margin-right="0in" fo:text-indent="0in" style:auto-text-indent="false"/>
      <style:text-properties fo:font-size="12pt" fo:language="en" fo:country="GB" fo:font-weight="normal" style:font-size-asian="10.5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size="12pt" fo:language="en" fo:country="GB" fo:font-weight="normal" style:font-size-asian="10.5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2pt" fo:language="en" fo:country="GB" fo:font-weight="bold" style:font-size-asian="10.5pt" style:font-weight-asian="bold" style:font-size-complex="12pt" style:font-weight-complex="bold"/>
    </style:style>
    <style:style style:name="P10" style:family="paragraph" style:parent-style-name="Standard">
      <style:paragraph-properties fo:margin-left="0in" fo:margin-right="0in" fo:text-align="center" style:justify-single-word="false" fo:text-indent="0in" style:auto-text-indent="false"/>
      <style:text-properties fo:font-size="16pt" fo:language="en" fo:country="GB" fo:font-weight="bold" style:font-size-asian="16pt" style:font-weight-asian="bold" style:font-size-complex="16pt" style:font-weight-complex="bold"/>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0209in" fo:margin-right="0in" fo:text-align="start" style:justify-single-word="false" fo:text-indent="0in" style:auto-text-indent="false"/>
      <style:text-properties fo:font-size="12pt" fo:language="en" fo:country="GB" fo:font-style="italic" fo:font-weight="bold" style:font-size-asian="10.5pt" style:font-style-asian="italic" style:font-weight-asian="bold" style:font-size-complex="12pt" style:font-style-complex="italic" style:font-weight-complex="bold"/>
    </style:style>
    <style:style style:name="P13" style:family="paragraph" style:parent-style-name="Standard">
      <style:paragraph-properties fo:margin-left="-0.0209in" fo:margin-right="0in" fo:text-align="start" style:justify-single-word="false" fo:text-indent="0in" style:auto-text-indent="false"/>
      <style:text-properties fo:font-size="12pt" fo:language="en" fo:country="GB" fo:font-style="italic" style:text-underline-style="none" fo:font-weight="bold" style:font-size-asian="10.5pt" style:font-style-asian="italic" style:font-weight-asian="bold" style:font-size-complex="12pt" style:font-style-complex="italic" style:font-weight-complex="bold"/>
    </style:style>
    <style:style style:name="P14" style:family="paragraph" style:parent-style-name="Standard">
      <style:paragraph-properties fo:margin-left="-0.0209in" fo:margin-right="0in" fo:text-align="start" style:justify-single-word="false" fo:text-indent="0in" style:auto-text-indent="false"/>
      <style:text-properties fo:font-size="12pt" fo:language="en" fo:country="GB" fo:font-weight="normal" style:font-size-asian="10.5pt" style:font-weight-asian="normal" style:font-size-complex="12pt" style:font-weight-complex="normal"/>
    </style:style>
    <style:style style:name="P15" style:family="paragraph" style:parent-style-name="Standard">
      <style:paragraph-properties fo:margin-left="-0.0209in" fo:margin-right="0in" fo:text-align="start" style:justify-single-word="false" fo:text-indent="0in" style:auto-text-indent="false"/>
      <style:text-properties fo:font-size="12pt" fo:language="en" fo:country="GB"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center" style:justify-single-word="false" fo:text-indent="0in" style:auto-text-indent="false"/>
      <style:text-properties fo:font-size="16pt" fo:language="en" fo:country="GB" fo:font-weight="bold" style:font-size-asian="16pt" style:font-weight-asian="bold" style:font-size-complex="16pt" style:font-weight-complex="bold"/>
    </style:style>
    <style:style style:name="P17" style:family="paragraph" style:parent-style-name="Standard">
      <style:paragraph-properties fo:margin-left="0in" fo:margin-right="0in" fo:text-align="center" style:justify-single-word="false" fo:text-indent="0in" style:auto-text-indent="false"/>
      <style:text-properties fo:font-size="16pt" fo:language="en" fo:country="GB" fo:font-weight="bold" style:font-size-asian="14pt" style:font-weight-asian="bold" style:font-size-complex="16pt"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size="12pt" fo:language="en" fo:country="GB" fo:font-weight="normal" style:font-size-asian="10.5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ize="12pt" fo:language="en" fo:country="GB"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0209in" fo:margin-right="0in" fo:text-align="start" style:justify-single-word="false" fo:text-indent="0in" style:auto-text-indent="false"/>
      <style:text-properties fo:font-size="12pt" fo:language="en" fo:country="GB" fo:font-weight="normal" style:font-size-asian="10.5pt" style:font-weight-asian="normal" style:font-size-complex="12pt" style:font-weight-complex="normal"/>
    </style:style>
    <style:style style:name="T1" style:family="text">
      <style:text-properties fo:font-size="12pt" fo:language="en" fo:country="GB"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as field correction / In-homogeneity removal</text:p>
      <text:p text:style-name="P1"/>
      <text:p text:style-name="P5">Description</text:p>
      <text:p text:style-name="P2">The very nature of the MRI recording process leads to distortions in the magnetic scanning field that leave their imprint on the resulting volume in the form of a gradual gradient. Thus, some portions of the image are biased towards darker intensities, other towards brighter ones.</text:p>
      <text:p text:style-name="P2"/>
      <text:p text:style-name="P2">The bias field correction algorithms strive to detect this distortion field and subsequently homogenise the images intensities through simple mathematical operations.</text:p>
      <text:p text:style-name="P2"/>
      <text:p text:style-name="P2"/>
      <text:p text:style-name="P5">Tools</text:p>
      <text:p text:style-name="P4">imiN4BiasFieldCorrection</text:p>
      <text:p text:style-name="P7">Based on the well known N3 algorithm, this approach tries to iteratively determine the bias field in the log-space version of the image.</text:p>
      <text:p text:style-name="P2"/>
      <text:p text:style-name="P3">cmtk mrbias</text:p>
      <text:p text:style-name="P7">Corrects intensity inhomogeneity artifacts in MR images using a bias field estimated via entropy minimization.</text:p>
      <text:p text:style-name="P2"/>
      <text:p text:style-name="P4">fsl fast</text:p>
      <text:p text:style-name="P7">Performs a bias field correction as part of the matter segmentation (\w cluster approach) in the brain.</text:p>
      <text:p text:style-name="P7"/>
      <text:p text:style-name="P10">Performance of the tools</text:p>
      <text:p text:style-name="P12">imiN4BiasFieldCorrection</text:p>
      <text:p text:style-name="P14">Visually promising results were obtained for both, skull-stripped and whole-head cases using the default parameters. The algorithm runtime is with ~3 minutes acceptable.</text:p>
      <text:p text:style-name="P14"/>
      <text:p text:style-name="P14">On artificial data, a line gradient multiplicative bias field of strong weight (0.25 – 1.75) has been successfully detected and removed. Slight distortions from the ideal gradient direction are observable.</text:p>
      <text:p text:style-name="P14"/>
      <text:p text:style-name="P14">On artificial data, a radiant gradient multiplicative bias field of strong weight (0.25 – 1.75) has been successfully detected and removed. Slight distortions from the ideal gradient direction are observable.</text:p>
      <text:p text:style-name="P14"/>
      <text:p text:style-name="P13">cmtk mrbias</text:p>
      <text:p text:style-name="P14">Visually promising results were obtained for both, skull-stripped and whole-head cases using the default parameters. The algorithm runtime is with more than 20 minutes rather long.</text:p>
      <text:p text:style-name="P14"/>
      <text:p text:style-name="P14">On artificial data, a line gradient multiplicative bias field of strong weight (0.25 – 1.75) has been successfully detected and removed.</text:p>
      <text:p text:style-name="P14"/>
      <text:p text:style-name="P14">On artificial data, a radiant gradient multiplicative bias field of strong weight (0.25 – 1.75) has been successfully detected and removed.</text:p>
      <text:p text:style-name="P14"/>
      <text:p text:style-name="P12">fsl fast</text:p>
      <text:p text:style-name="P15">This approach computes a whole matter segmentation on the brain, thus its long runtime of ~30 <text:soft-page-break/>minutes. Surprisingly, visually promising results were obtained for both, skull-stripped and whole-head cases using the default parameters.</text:p>
      <text:p text:style-name="P15"/>
      <text:p text:style-name="P7"/>
      <text:p text:style-name="P10">The need of a background mask</text:p>
      <text:p text:style-name="P11"><text:span text:style-name="T1">The ITK filter that forms the base of the IMI-tool states: “</text:span>The algorithm requires a mask be supplied by the user with the corresponding mask label. According to Sled, mask generation is not crucial and good results can be achieved with a simple scheme like Otsu thresholding.”.</text:p>
      <text:p text:style-name="P11"/>
      <text:p text:style-name="P8">This seems to be true for all of the tested algorithms, wherever possible a mask should be used to restrict the computations on the foreground, no matter how crude the separation.</text:p>
      <text:p text:style-name="P8"/>
      <text:p text:style-name="P8"/>
      <text:p text:style-name="P10">Removing the skull?</text:p>
      <text:p text:style-name="P8">Most bias field correction algorithms were devised for any kind of MRI scans. Therefore a removal of the skull form the brain volumes is not a necessity.</text:p>
      <text:p text:style-name="P8"/>
      <text:p text:style-name="P8">On the other hand every additional foreground voxel influences the resulting bias field, and since the skull, neck and eyes are of no interest to the task, it would be favourable to extract the brain before applying the in-homogeneity removal. As a bonus, this generates the required foreground mask as a by-product.</text:p>
      <text:p text:style-name="P11"/>
      <text:p text:style-name="P11"/>
      <text:p text:style-name="P10">Comparison of tools</text:p>
      <text:p text:style-name="P8">All tools have a different approach to bias field correction and each of them produces a distinct bias field estimation that differs significantly from the others. Since the in-homogeneity effect is relatively low in all tested images, a visual inspection could not resolve which tool to give the preference.</text:p>
      <text:p text:style-name="P8"/>
      <text:p text:style-name="P8">The experiments performed on artificial show the imiLib and the ctmk approach to work very well, with a slightly better bias field estimation obtained by cmtk. </text:p>
      <text:p text:style-name="P8"/>
      <text:p text:style-name="P8"/>
      <text:p text:style-name="P17">Conclusion</text:p>
      <text:p text:style-name="P8">Although it comes at slightly higher computational costs, the cmtk approach is the method of choice. But it can be substituted by the imiLib implementation without significant loss in results.</text:p>
      <text:p text:style-name="P8"/>
      <text:p text:style-name="P19">cmtk mrbias --mask &lt;brainmask&gt; --write-bias-mul &lt;biasfield&gt; &lt;input-image&gt; &lt;bias-corrected-image&gt;</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3-10-17T09:24:01</meta:creation-date>
    <dc:date>2013-10-17T17:06:28</dc:date>
    <dc:creator>Oskar Maier</dc:creator>
    <meta:editing-duration>PT4H1M35S</meta:editing-duration>
    <meta:editing-cycles>50</meta:editing-cycles>
    <meta:generator>LibreOffice/3.5$Linux_X86_64 LibreOffice_project/350m1$Build-2</meta:generator>
    <meta:document-statistic meta:table-count="0" meta:image-count="0" meta:object-count="0" meta:page-count="2" meta:paragraph-count="34" meta:word-count="613" meta:character-count="3997" meta:non-whitespace-character-count="3419"/>
  </office:meta>
</office:document-meta>
</file>